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3])" office:value-type="float" office:value="104700" calcext:value-type="float">
            <text:p>1047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 table:number-columns-repeated="3"/>
          <table:table-cell table:formula="of:=[.N4]-[.M4]" office:value-type="float" office:value="-3000.00000000001" calcext:value-type="float">
            <text:p>-3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1:23:29.766442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8T11:25:13.377479512</dc:date>
    <meta:editing-duration>P3DT43M45S</meta:editing-duration>
    <meta:editing-cycles>1423</meta:editing-cycles>
    <meta:generator>LibreOffice/4.2.8.2$Linux_X86_64 LibreOffice_project/420m0$Build-2</meta:generator>
    <meta:document-statistic meta:table-count="10" meta:cell-count="3279" meta:object-count="0"/>
  </office:meta>
</office:document-meta>
</file>